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82cm" draw:z-index="0"><draw:image xlink:href="../../odt_eng/images/0667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2-phase voltage generator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33cm" svg:height="1.319cm" draw:z-index="0"><draw:image xlink:href="../../odt_eng/images/066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model of two sine signals phase-shifted by 90 degrees:</text:p>
            <text:p text:style-name="P5"><draw:frame draw:style-name="fr3" draw:name="Объект6" text:anchor-type="as-char" svg:width="7.664cm" svg:height="1.71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4" text:anchor-type="as-char" svg:width="1.723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sine signal amplitude,</text:span></text:span></text:p>
            <text:p text:style-name="Text_20_body"><text:span text:style-name="Основной_20_шрифт_20_абзаца"><text:span text:style-name="T1"><draw:frame draw:style-name="fr3" draw:name="Объект26" text:anchor-type="as-char" svg:width="2.806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are for phase voltages of 2-phase current (output signals),</text:span></text:span></text:p>
            <text:p text:style-name="Text_20_body"><text:span text:style-name="Основной_20_шрифт_20_абзаца"><text:span text:style-name="T1"><draw:frame draw:style-name="fr3" draw:name="Объект5" text:anchor-type="as-char" svg:width="0.566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frequency of signals.</text:span></text:span></text:p>
            <text:p text:style-name="P4">The unit has 2 input and 2 output ports.</text:p>
            <text:p text:style-name="Text_20_body"><text:span text:style-name="Основной_20_шрифт_20_абзаца"><text:span text:style-name="T3">Input signals</text:span></text:span><text:span text:style-name="Основной_20_шрифт_20_абзаца"><text:span text:style-name="T1">:</text:span></text:span></text:p>
            <text:list xml:id="list2443779506703397876" text:style-name="L1">
              <text:list-header>
                <text:p text:style-name="P7"><text:span text:style-name="Основной_20_шрифт_20_абзаца"><text:span text:style-name="T1"><text:s text:c="2"/>1) Frequency</text:span></text:span><text:span text:style-name="Основной_20_шрифт_20_абзаца"><text:span text:style-name="T1"><draw:frame draw:style-name="fr3" draw:name="Объект1" text:anchor-type="as-char" svg:width="0.566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, Hz.</text:span></text:span></text:p>
                <text:p text:style-name="P7"><text:span text:style-name="Основной_20_шрифт_20_абзаца"><text:span text:style-name="T1"><text:s text:c="2"/>2) Voltage</text:span></text:span><text:span text:style-name="Основной_20_шрифт_20_абзаца"><text:span text:style-name="T1"><draw:frame draw:style-name="fr3" draw:name="Объект2" text:anchor-type="as-char" svg:width="1.723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— amplitude of signals, V.</text:span></text:span></text:p>
              </text:list-header>
            </text:list>
            <text:p text:style-name="Text_20_body"><text:span text:style-name="Основной_20_шрифт_20_абзаца"><text:span text:style-name="T3">Output signals</text:span></text:span><text:span text:style-name="Основной_20_шрифт_20_абзаца"><text:span text:style-name="T1">:</text:span></text:span></text:p>
            <text:list xml:id="list8304723892034469807" text:style-name="L2">
              <text:list-header>
                <text:p text:style-name="P8"><text:span text:style-name="Основной_20_шрифт_20_абзаца"><text:span text:style-name="T1"><text:s text:c="2"/>1) Voltage</text:span></text:span><text:span text:style-name="Основной_20_шрифт_20_абзаца"><text:span text:style-name="T1"><draw:frame draw:style-name="fr3" draw:name="Объект17" text:anchor-type="as-char" svg:width="1.402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  <text:p text:style-name="P8"><text:span text:style-name="Основной_20_шрифт_20_абзаца"><text:span text:style-name="T1"><text:s text:c="2"/>2) Voltage</text:span></text:span><text:span text:style-name="Основной_20_шрифт_20_абзаца"><text:span text:style-name="T1"><draw:frame draw:style-name="fr3" draw:name="Объект8" text:anchor-type="as-char" svg:width="1.372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</text:list-header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Генератор 2-фазного напряжения</dc:title>
    <meta:creation-date>2012-04-24T07:02:00Z</meta:creation-date>
    <dc:date>2012-04-28T09:24:50.96</dc:date>
    <meta:editing-cycles>8</meta:editing-cycles>
    <meta:editing-duration>PT3H3M27S</meta:editing-duration>
    <meta:document-statistic meta:table-count="1" meta:image-count="2" meta:object-count="8" meta:page-count="1" meta:paragraph-count="17" meta:word-count="72" meta:character-count="412"/>
    <meta:template xlink:type="simple" xlink:actuate="onRequest" xlink:title="" xlink:href="../../odt_eng/0667.odt/Normal.dotm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i>p</mi>
                          <mo stretchy="false">⋅</mo>
                          <mi>f</mi>
                        </mrow>
                        <mo stretchy="false">⋅</mo>
                        <mi>t</mi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q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+</mo>
                        <mrow>
                          <mfrac>
                            <mo stretchy="false">π</mo>
                            <mn>2</mn>
                          </mfrac>
                        </mrow>
                      </mrow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{
alignl U_d(t) ~=~  U_max(t) cdot sin(2 p cdot f cdot t), #
       U_q(t) ~=~  U_max(t) cdot sin(2 p cdot f cdot t + {%pi over 2}),
} right none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3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4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f</mi>
    </mrow>
    <annotation encoding="StarMath 5.0">f</annotation>
  </semantics>
</math>
</file>

<file path=Object 6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8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